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BM Plex Serif" svg:font-family="'IBM Plex Serif'" style:font-family-generic="roman"/>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1" style:family="text">
      <style:text-properties officeooo:rsid="001668cc"/>
    </style:style>
    <style:style style:name="T2" style:family="text">
      <style:text-properties fo:font-style="italic" officeooo:rsid="001668cc" style:font-style-asian="italic" style:font-style-complex="italic"/>
    </style:style>
    <style:style style:name="T3" style:family="text">
      <style:text-properties fo:font-style="normal" officeooo:rsid="001668cc"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study of animal movement has expanded our understanding of pattern across spatial scales, yet the question of how movement strategies evolve through time remains open. This is especially true when individuals are of consistent 'movement types' – fast and slow, exploratory or sedentary – since these polymorphisms are difficult to explain. Previous theoretical work predicts that population history -- exposure to regimes of environmental change – can significantly affect trait evolution. Here, <text:span text:style-name="T1">building on this previous work, </text:span>I present a conceptual model that I will implement to examine the evolution of movement in fluctuating environments. In th<text:span text:style-name="T1">is spatially explicit agent based</text:span> model, <text:span text:style-name="T1">individuals</text:span> move on an ever-changing virtual resource landscape, using artificial neural networks to sense their local environment and to make the decision of where to move next. By varying the timescale of landscape scale, and the spatial predictability of resources, I aim to examine the regimes under which consistent movement types can evolve, and the trade-offs associated with each type. <text:span text:style-name="T1">Additionally, I lay out modifications necessary to adapt this model to investigate the evolution of movement types in a population of shorebirds in general, and red knots (</text:span><text:span text:style-name="T2">Calidris canutus</text:span><text:span text:style-name="T3">) wintering along the East Atlantic flyway in particula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BM Plex Serif" svg:font-family="'IBM Plex Serif'" style:font-family-generic="roman"/>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IBM Plex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IBM Plex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IBM Plex Serif" fo:font-family="'IBM Plex Serif'" style:font-family-generic="roman"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IBM Plex Serif" fo:font-family="'IBM Plex Serif'"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IBM Plex Serif" fo:font-family="'IBM Plex Serif'"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IBM Plex Serif" fo:font-family="'IBM Plex Serif'" style:font-family-generic="roman"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tik gupte</meta:initial-creator>
    <meta:creation-date>2019-01-30T13:44:04.243039484</meta:creation-date>
    <dc:date>2019-01-30T13:47:52.959276478</dc:date>
    <dc:creator>pratik gupte</dc:creator>
    <meta:editing-duration>PT3M50S</meta:editing-duration>
    <meta:editing-cycles>1</meta:editing-cycles>
    <meta:document-statistic meta:table-count="0" meta:image-count="0" meta:object-count="0" meta:page-count="1" meta:paragraph-count="1" meta:word-count="197" meta:character-count="1335" meta:non-whitespace-character-count="1135"/>
    <meta:generator>LibreOffice/6.0.7.3$Linux_X86_64 LibreOffice_project/00m0$Build-3</meta:generator>
  </office:meta>
</office:document-meta>
</file>